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389cm" style:rel-column-width="25485*"/>
    </style:style>
    <style:style style:name="Tableau1.B" style:family="table-column">
      <style:table-column-properties style:column-width="9.753cm" style:rel-column-width="33637*"/>
    </style:style>
    <style:style style:name="Tableau1.C" style:family="table-column">
      <style:table-column-properties style:column-width="1.859cm" style:rel-column-width="64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andes linux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./fdisk /dev/sdb</text:p>
          </table:table-cell>
          <table:table-cell table:style-name="Tableau1.A2" office:value-type="string">
            <text:p text:style-name="Table_20_Contents">Pour créer des partition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./mkfs.ext3 /dev/sdb1</text:span><text:tab/></text:p>
          </table:table-cell>
          <table:table-cell table:style-name="Tableau1.A2" office:value-type="string">
            <text:p text:style-name="P6">pour formater la partition 1 au format ext3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at /etc/group<text:tab/></text:p>
          </table:table-cell>
          <table:table-cell table:style-name="Tableau1.A2" office:value-type="string">
            <text:p text:style-name="P4">Affiche le contenu du fichier group dans le repertoire et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Cat /proc/cpuinfo</text:span><text:span text:style-name="T2"><text:tab/></text:span></text:p>
          </table:table-cell>
          <table:table-cell table:style-name="Tableau1.A2" office:value-type="string">
            <text:p text:style-name="P6">donne les infos sur le system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at /proc/cpuinfo | grep -e cpu &gt; info_cpu.log</text:p>
          </table:table-cell>
          <table:table-cell table:style-name="Tableau1.A2" office:value-type="string">
            <text:p text:style-name="P10">Affiche le contenu et stocke la reponse dans le fichier créé info_cpu.log dans le repert où l'on se trouv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d ../<text:span text:style-name="T4"><text:tab/></text:span></text:p>
          </table:table-cell>
          <table:table-cell table:style-name="Tableau1.A2" office:value-type="string">
            <text:p text:style-name="P10">remonte d'un répertoire dans l'arborescen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cd .kde</text:p>
          </table:table-cell>
          <table:table-cell table:style-name="Tableau1.A2" office:value-type="string">
            <text:p text:style-name="P6">voir tous les fichiers caches du repertoire k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cd ~</text:span><text:span text:style-name="T2"><text:tab/><text:tab/></text:span></text:p>
          </table:table-cell>
          <table:table-cell table:style-name="Tableau1.A2" office:value-type="string">
            <text:p text:style-name="P6">revient dans le repertoire personne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hgr<text:tab/><text:tab/></text:p>
          </table:table-cell>
          <table:table-cell table:style-name="Tableau1.A2" office:value-type="string">
            <text:p text:style-name="P4">pour changer l'aacès à un fichier pour un group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grp -R nom_group fichier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4755<text:tab/><text:tab/></text:p>
          </table:table-cell>
          <table:table-cell table:style-name="Tableau1.A2" office:value-type="string">
            <text:p text:style-name="P2">ajoute des droits à un super administr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hmod 740 toto <text:tab/></text:p>
            <text:p text:style-name="P11">r=4 <text:s text:c="2"/>w=2 <text:s text:c="2"/>X=1</text:p>
          </table:table-cell>
          <table:table-cell table:style-name="Tableau1.A2" office:value-type="string">
            <text:p text:style-name="P10">donne les droits pour le fichier toto 7 au proprietaire 4 au group et 0 aux autres.<text:tab/><text:tab/>r=4<text:tab/> w=2 <text:tab/>x=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g +x toto </text:p>
            <text:p text:style-name="P1"><text:span text:style-name="T4">u=user <text:s text:c="2"/>g=group <text:s text:c="3"/>o=others</text:span><text:tab/></text:p>
          </table:table-cell>
          <table:table-cell table:style-name="Tableau1.A2" office:value-type="string">
            <text:p text:style-name="P2">ajoute le droit à l'execution (x) au groupe pour le fichier tot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</text:p>
          </table:table-cell>
          <table:table-cell table:style-name="Tableau1.A2" office:value-type="string">
            <text:p text:style-name="P2">Commande administrateur pour changer les permissions à un fich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 -R nom_util fichier</text:p>
          </table:table-cell>
          <table:table-cell table:style-name="Tableau1.A2" office:value-type="string">
            <text:p text:style-name="P2">Changement de proprietaire d'un fichier (dans root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 etudiant.prof texte.txt</text:p>
          </table:table-cell>
          <table:table-cell table:style-name="Tableau1.A2" office:value-type="string">
            <text:p text:style-name="P2">Le fichier texte.txt change de proprietaire : etudiant et non plus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p</text:p>
          </table:table-cell>
          <table:table-cell table:style-name="Tableau1.A2" office:value-type="string">
            <text:p text:style-name="P2">copi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cp fdisk /mnt/usb1</text:span><text:tab/><text:tab/></text:p>
          </table:table-cell>
          <table:table-cell table:style-name="Tableau1.A2" office:value-type="string">
            <text:p text:style-name="P6">pour cop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date;pwd</text:span><text:tab/></text:p>
          </table:table-cell>
          <table:table-cell table:style-name="Tableau1.A2" office:value-type="string">
            <text:p text:style-name="P10">combinaison de deux commandes donnant l'heure et le chemin du ficier ou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f -h</text:p>
          </table:table-cell>
          <table:table-cell table:style-name="Tableau1.A2" office:value-type="string">
            <text:p text:style-name="P2">Donne mes infos sur chaque partition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f -h <text:s/>ou <text:s text:c="3"/>Df -T</text:p>
          </table:table-cell>
          <table:table-cell table:style-name="Tableau1.A2" office:value-type="string">
            <text:p text:style-name="P2">Statistique d'occupati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dpkg -i nom_packages .deb<text:span text:style-name="T4"><text:tab/><text:tab/></text:span></text:p>
          </table:table-cell>
          <table:table-cell table:style-name="Tableau1.A2" office:value-type="string">
            <text:p text:style-name="P10">pour installer le pack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u -h</text:p>
          </table:table-cell>
          <table:table-cell table:style-name="Tableau1.A2" office:value-type="string">
            <text:p text:style-name="P2">Statistique d'occupation par arborescen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fc -l -10</text:span><text:tab/></text:p>
          </table:table-cell>
          <table:table-cell table:style-name="Tableau1.A2" office:value-type="string">
            <text:p text:style-name="P10">affiche les 10 derni commandes effectues dans le bach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fdisk -l</text:span><text:tab/></text:p>
          </table:table-cell>
          <table:table-cell table:style-name="Tableau1.A2" office:value-type="string">
            <text:p text:style-name="P6">pour voir les disques en utilisateur root <text:s/>(quelquefois <text:s/>devant ./ 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find /home/ -name <text:s/>*cpuinfo*<text:tab/></text:p>
          </table:table-cell>
          <table:table-cell table:style-name="Tableau1.A2" office:value-type="string">
            <text:p text:style-name="P10">recherche dans home tous le fichiers avec dans une partie du nom le text cpuinf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gedit &amp;</text:span><text:tab/></text:p>
          </table:table-cell>
          <table:table-cell table:style-name="Tableau1.A2" office:value-type="string">
            <text:p text:style-name="P10">ouvre le prog gedit mais laisse la main dans le termina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history | grep fdisk</text:span><text:tab/></text:p>
          </table:table-cell>
          <table:table-cell table:style-name="Tableau1.A2" office:value-type="string">
            <text:p text:style-name="P10">fait l'historique des <text:s/>commandes avec un fdisk note dans la comman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</text:p>
          </table:table-cell>
          <table:table-cell table:style-name="Tableau1.A2" office:value-type="string">
            <text:p text:style-name="P2">Donne les infos sur l'utilis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 lozano</text:p>
          </table:table-cell>
          <table:table-cell table:style-name="Tableau1.A2" office:value-type="string">
            <text:p text:style-name="P2">Donne l'UID de lozano et les groupes auquel il appartient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1"><text:span text:style-name="T3">locate firefox</text:span><text:tab/></text:p>
          </table:table-cell>
          <table:table-cell table:style-name="Tableau1.A2" office:value-type="string">
            <text:p text:style-name="P10">il trouve tout ce qui a attrait a firefox sur le p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-l *.doc</text:p>
          </table:table-cell>
          <table:table-cell table:style-name="Tableau1.A2" office:value-type="string">
            <text:p text:style-name="P2">pour lister tous les fichiers .doc dans le repertoire où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ls -la</text:p>
          </table:table-cell>
          <table:table-cell table:style-name="Tableau1.A2" office:value-type="string">
            <text:p text:style-name="P6">Pour voir tous les fichiers y compris les fichiers caché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ls . (+2 fois tab)</text:span><text:span text:style-name="T2"><text:tab/></text:span></text:p>
          </table:table-cell>
          <table:table-cell table:style-name="Tableau1.A2" office:value-type="string">
            <text:p text:style-name="P6">pour voir tous les fichiers caché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abc*</text:p>
          </table:table-cell>
          <table:table-cell table:style-name="Tableau1.A2" office:value-type="string">
            <text:p text:style-name="P2">Liste les fichiers du repertoire qui comance par ab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ls mk&lt;tab&gt;&lt;tab&gt;</text:span><text:tab/></text:p>
          </table:table-cell>
          <table:table-cell table:style-name="Tableau1.A2" office:value-type="string">
            <text:p text:style-name="P6">pour formater les partition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nomfichier.??x</text:p>
          </table:table-cell>
          <table:table-cell table:style-name="Tableau1.A2" office:value-type="string">
            <text:p text:style-name="P2">Liste tous les fichiers s'apelant nomfichier et ayant une extension se terminant par 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mkdir /mnt/usb1</text:span><text:tab/></text:p>
          </table:table-cell>
          <table:table-cell table:style-name="Tableau1.A2" office:value-type="string">
            <text:p text:style-name="P6">créer un repertoire usb1 dans le repertoire m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kdir rep</text:p>
          </table:table-cell>
          <table:table-cell table:style-name="Tableau1.A2" office:value-type="string">
            <text:p text:style-name="P2"><text:s/>Crée un repertoire rep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mount -o loop nom.iso /mnt/iso<text:tab/></text:p>
          </table:table-cell>
          <table:table-cell table:style-name="Tableau1.A2" office:value-type="string">
            <text:p text:style-name="P10">pour ramener l'image iso dans le repertoire iso créé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mount /dev/sdb1 /mnt/usb1</text:span><text:tab/></text:p>
          </table:table-cell>
          <table:table-cell table:style-name="Tableau1.A2" office:value-type="string">
            <text:p text:style-name="P6">pour monter un peripheriqu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v</text:p>
          </table:table-cell>
          <table:table-cell table:style-name="Tableau1.A2" office:value-type="string">
            <text:p text:style-name="P2">Renomme ou depla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passwd prof</text:span><text:span text:style-name="T2"><text:tab/><text:tab/></text:span></text:p>
          </table:table-cell>
          <table:table-cell table:style-name="Tableau1.A2" office:value-type="string">
            <text:p text:style-name="P6">créé un mot de passe pour l'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wd</text:p>
          </table:table-cell>
          <table:table-cell table:style-name="Tableau1.A2" office:value-type="string">
            <text:p text:style-name="P2">Donne le chemin où l'on se trouve depuis la racin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m -ri age.c</text:p>
          </table:table-cell>
          <table:table-cell table:style-name="Tableau1.A2" office:value-type="string">
            <text:p text:style-name="P2">Efface le fichier age.c en demandant une confirmati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mdir rep</text:p>
          </table:table-cell>
          <table:table-cell table:style-name="Tableau1.A2" office:value-type="string">
            <text:p text:style-name="P2">Efface le repertoire rep s'il est vi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rpm -qi firefox</text:span> <text:tab/></text:p>
          </table:table-cell>
          <table:table-cell table:style-name="Tableau1.A2" office:value-type="string">
            <text:p text:style-name="P10">done les infos sur firefo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zinc <text:tab/><text:tab/></text:p>
          </table:table-cell>
          <table:table-cell table:style-name="Tableau1.A2" office:value-type="string">
            <text:p text:style-name="P2">pour synchroniser les repertoir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stat /home/etudiant</text:span><text:span text:style-name="T2"><text:tab/><text:tab/></text:span></text:p>
          </table:table-cell>
          <table:table-cell table:style-name="Tableau1.A2" office:value-type="string">
            <text:p text:style-name="P6">donne tout ce qui a été fait sur le pc par l'utilisateur etudia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udo cat /etc/shadow<text:tab/></text:p>
          </table:table-cell>
          <table:table-cell table:style-name="Tableau1.A2" office:value-type="string">
            <text:p text:style-name="P4">pour voir les passwd cryptés des differents 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ar<text:tab/></text:p>
          </table:table-cell>
          <table:table-cell table:style-name="Tableau1.A2" office:value-type="string">
            <text:p text:style-name="P2">pour decompress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ouch test</text:p>
          </table:table-cell>
          <table:table-cell table:style-name="Tableau1.A2" office:value-type="string">
            <text:p text:style-name="P2">Créer le fichier vide tes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umount /mnt/usb1</text:span><text:tab/></text:p>
          </table:table-cell>
          <table:table-cell table:style-name="Tableau1.A2" office:value-type="string">
            <text:p text:style-name="P6">pour supprimer le dossier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user prof</text:span><text:span text:style-name="T2"><text:tab/></text:span></text:p>
          </table:table-cell>
          <table:table-cell table:style-name="Tableau1.A2" office:value-type="string">
            <text:p text:style-name="P6">acceder à 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useradd prof<text:tab/></text:span><text:span text:style-name="T2"><text:tab/></text:span></text:p>
          </table:table-cell>
          <table:table-cell table:style-name="Tableau1.A2" office:value-type="string">
            <text:p text:style-name="P6">ajouter un utilisateur nome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whoami</text:p>
          </table:table-cell>
          <table:table-cell table:style-name="Tableau1.A2" office:value-type="string">
            <text:p text:style-name="P2">Donne le nom de l'utilisateur sous lequel on est connect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Yum install httpd<text:span text:style-name="T4"><text:tab/></text:span></text:p>
          </table:table-cell>
          <table:table-cell table:style-name="Tableau1.A2" office:value-type="string">
            <text:p text:style-name="P10">pour telecharger et installer un serveur web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yum update<text:span text:style-name="T4"><text:tab/><text:tab/></text:span></text:p>
          </table:table-cell>
          <table:table-cell table:style-name="Tableau1.A2" office:value-type="string">
            <text:p text:style-name="P10">telecharger toutes les mises a jo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16T12:43:53</meta:creation-date>
    <dc:date>2012-11-15T11:09:09</dc:date>
    <dc:creator>Compte etudiant</dc:creator>
    <meta:editing-duration>PT16M41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2" meta:paragraph-count="118" meta:word-count="602" meta:character-count="3534" meta:non-whitespace-character-count="2979"/>
  </office:meta>
</office:document-meta>
</file>